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1.1 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można dojść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Strony WWW. Strony internetowe w dzisiejszych czasach cechują się wygodą oraz ich uniwersalnością. Tworzone są one w taki sposób, aby niezależnie od wybranego przez nas środowiska, czy to w postaci innego systemu niż Windows, czy smartfona, możliwe było bezproblemowe używanie jej. Swoistym zadaniem dla programisty jest stworzenie strony internetowej z własną logiką i danymi, zwaną też aplikacją internetową. Stworzenie takiej aplikacji nie tylko polepszyło by obecny schemat, ale umożliwiło by skorzystanie z dobrodziejstw internetu. Na etapach koncepcyjnych kreowała się wizja portalu informujaćego mailowo o zakończeniu recenzji. Pozwalającego na stworzenie archiwum prac w których po indeksach studentów można było by znaleźć recenzje nawet sprzed paru lat. W obliczu tych oraz wielu inn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Zarejestrowani przez administratora pracownicy, będą mogli dostawać zgłoszenia od studentów. Wysyłany formularz posiada informacje takie jak tytuł pracy, wstęp/streszczenie oraz podstawowe dane do identyfikacji studenta przez adres mail stworzony na potrzeby studiów, jego imię i nazwisko oraz jednostka naukowa w której studiuje. Wraz z tym zawrzeć trzeba również zamieścić mail opiekuna i ewentualnego recenzenta. Na podany przez wysyłającego pocztę,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relacji recenzent - student, spełniając tym samym podstawowe założenia, ale to oczywiście nie jedyne możliwości aplikacji.</text:p>
      <text:p text:style-name="P1"/>
      <text:p text:style-name="P1">1.3 Istniejące rozwiązania</text:p>
      <text:p text:style-name="P1">Po odpowiedniej analizie poszczególnych uczelni w Polsce, można zauważyć dwa głowne sposoby na recenzje prac dyplomowych. Pierwszym jest częściowy brak zdigitalizowania tego procesu. Student dostarcza swoją pracę poprzez udanie się do opiekuna zazwyczaj z pracą wgraną na nośnik w postaci przenośnego dysku lub płytki CD, chociaż przypadki wydrukowania prac też się zdarzają choaiz raczej marginalnie. Student nie dostaje żadnej informacji zwrotnej odnośnie statusu recenzji i musi się on po nią udać. Drugim sposobem jest załatwianie tych spraw poprzez pocztę elektroniczną. Problem leży bardziej w kwestii recenzji. Te zostają zapisane na dyskach twardych opiekunów, co oczywiście naraża je na usunięcie przy awarii, lub wydrukowanie zostawiane są na półkach, co zapełnia miejsce, którego nikt nie ma nieograniczonego. Nie znajdziemy jednak rozwiązania w postaci strony internetowej czy aplikacji mobilnej. To samo w sobie stanowiło pewne wyzwanie, gdyż brak dostępnych rozwiązań utrudnia zweryfikowanie przydatnych oraz nieprzydatnych dla takiego systemu funkcji, </text:p>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to ASP.NET Core. Napisany jest on w języku C# na platformie .NET Core. Aplikacja potrzebowała też bazy danych, wybór odpowiedniego systemy do zarządzania ww. padł na MSSQL znany też jako Microsoft SQL Server. Do obsługi HTML, CSS oraz JavaScript wykorzystano popularneg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y bibliotek z których owe narzędzia korzystały ale te zostaną opisane bardziej szczegółowo w dalszej części.</text:p>
      <text:p text:style-name="P1">1.5 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skupiono się tu bardziej na ogółach aby można było mieć bardziej powierzchowny obraz aplikacji i tego czego ona dotyczy.</text:p>
      <text:p text:style-name="P1">Rozdział 2 to opis technologii oraz użytych narzędzi. Szczegółowy przedstawienie tego na czym wszystko zostało napisane, co było intuicyjne a co problematyczne w użyciu. </text:p>
      <text:p text:style-name="P1">Rozdział 3 skupi się na bardziej szczegółowym opisie aplikacji, co dokładnie jest w niej możliwe. Część tą potraktować można jako swoisty samouczek, w którym skupiono się na opisie aplikacji od przodu. Przedstawiono tutaj też możliwości rozwoju.</text:p>
      <text:p text:style-name="P1">Rozdział 4 ma na celu ukazanie programistycznej strony aplikacji. Pokazane zostaną tu fragmenty kodu oraz ich wyczerpują deskrypcję, która pomoże w zrozumieniu meandrów działania poszczególnych elementów.</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Odpowiada on za mapowanie obiektowo-relacyjne, ponieważ pomimo tego że baza jest relacyjna, obiekty w kodzie aplikacji są obiektami, co wynika z obiektowości języka C#. Narzędzie to pomaga łączyć te dwie struktury. Ma ono też wbudowane obsługę użytkowników i ich ról dzięki temu nie trzeba tego robić ręcznie.</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zna nie tylko aplikacje internetową ale i oprogramowanie konsolowe czy takie z graficznym interfejsem. Visual Studio wspiera natywnie wszystkie wyżej wymienione frameworki jak ASP.NET Core czy MSSQL z Entity Frameworkiem, dzięki czemu nie problemy z kompatybilnością pomiędzy tymi komponentami zmniejszone są do minimum. Oprogramowanie jest własnościowe w przeciwieństwie t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natywnie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c,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my natomiast na adres mailowy.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Jest to ogólny komunikat błędu, który dotyczy przede wszystkim błędnego wpisania linku do widoku recenzji.</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 tym segmencie skupiono się na delikatnych zmianach w istniejących już wcześniej stronach oraz na zupełnie nowych.</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e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